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NewPS-BoldMT" svg:font-family="CourierNewPS-BoldMT" style:font-family-generic="roman"/>
    <style:font-face style:name="CourierNewPSMT" svg:font-family="CourierNewPSMT" style:font-family-generic="roman"/>
    <style:font-face style:name="Helvetica" svg:font-family="Helvetica" style:font-family-generic="roman"/>
    <style:font-face style:name="Monaco" svg:font-family="Monaco" style:font-family-generic="roman"/>
    <style:font-face style:name="Tahoma" svg:font-family="Tahoma" style:font-family-generic="roman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ahoma" fo:font-size="14pt" style:font-size-asian="14pt"/>
    </style:style>
    <style:style style:name="P2" style:family="paragraph" style:parent-style-name="Standard">
      <style:text-properties fo:color="#000000" style:font-name="Tahoma" fo:font-size="14pt" officeooo:paragraph-rsid="00195e7f" style:font-size-asian="14pt"/>
    </style:style>
    <style:style style:name="P3" style:family="paragraph" style:parent-style-name="Standard">
      <style:text-properties fo:color="#000000" style:font-name="CourierNewPSMT" fo:font-size="12pt" style:font-size-asian="12pt"/>
    </style:style>
    <style:style style:name="P4" style:family="paragraph" style:parent-style-name="Standard">
      <style:text-properties fo:color="#000000" style:font-name="CourierNewPSMT" fo:font-size="12pt" officeooo:paragraph-rsid="00195e7f" style:font-size-asian="12pt"/>
    </style:style>
    <style:style style:name="P5" style:family="paragraph" style:parent-style-name="Standard">
      <style:paragraph-properties fo:margin-left="0.5in" fo:margin-right="0in" fo:margin-top="0in" fo:margin-bottom="0.0484in" style:contextual-spacing="false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6" style:family="paragraph" style:parent-style-name="Standard">
      <style:text-properties fo:color="#000000" style:font-name="Times-Roman" fo:font-size="13pt" style:font-size-asian="13pt"/>
    </style:style>
    <style:style style:name="P7" style:family="paragraph" style:parent-style-name="Standard">
      <style:text-properties fo:color="#000000" style:font-name="Times-Roman" fo:font-size="14pt" style:font-size-asian="14pt"/>
    </style:style>
    <style:style style:name="P8" style:family="paragraph" style:parent-style-name="Standard">
      <style:text-properties fo:color="#000000" style:font-name="Helvetica" fo:font-size="14pt" style:font-size-asian="14pt"/>
    </style:style>
    <style:style style:name="P9" style:family="paragraph" style:parent-style-name="Standard">
      <style:text-properties fo:color="#000000" style:font-name="Tahoma" fo:font-size="14pt" style:font-size-asian="14pt"/>
    </style:style>
    <style:style style:name="P10" style:family="paragraph" style:parent-style-name="Standard">
      <style:text-properties fo:color="#000000" style:font-name="Monaco" fo:font-size="12pt" style:font-size-asian="12pt"/>
    </style:style>
    <style:style style:name="P11" style:family="paragraph" style:parent-style-name="Standard" style:list-style-name="WWNum1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12" style:family="paragraph" style:parent-style-name="Standard" style:list-style-name="WWNum1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fo:color="#000000" style:font-name="CourierNewPSMT" fo:font-size="12pt" fo:font-weight="normal" style:font-size-asian="12pt" style:font-weight-asian="normal"/>
    </style:style>
    <style:style style:name="P13" style:family="paragraph" style:parent-style-name="Standard">
      <style:paragraph-properties fo:margin-left="0.5in" fo:margin-right="0in" fo:margin-top="0in" fo:margin-bottom="0.0484in" style:contextual-spacing="false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fo:color="#000000" style:font-name="Helvetica" fo:font-size="14pt" style:font-size-asian="14pt"/>
    </style:style>
    <style:style style:name="P14" style:family="paragraph" style:parent-style-name="Standard" style:list-style-name="WWNum1">
      <style:paragraph-properties fo:margin-left="0in" fo:margin-right="0in" fo:text-indent="0in" style:auto-text-indent="false">
        <style:tab-stops>
          <style:tab-stop style:position="0.1528in"/>
          <style:tab-stop style:position="0.5in"/>
        </style:tab-stops>
      </style:paragraph-properties>
    </style:style>
    <style:style style:name="P15" style:family="paragraph" style:parent-style-name="Standard" style:list-style-name="WWNum1">
      <style:paragraph-properties fo:margin-left="0in" fo:margin-right="0in" fo:text-indent="0in" style:auto-text-indent="false">
        <style:tab-stops>
          <style:tab-stop style:position="0.1528in"/>
          <style:tab-stop style:position="0.5in"/>
        </style:tab-stops>
      </style:paragraph-properties>
      <style:text-properties fo:color="#000000" style:font-name="CourierNewPSMT" fo:font-size="12pt" fo:font-weight="normal" style:font-size-asian="12pt" style:font-weight-asian="normal"/>
    </style:style>
    <style:style style:name="P16" style:family="paragraph" style:parent-style-name="Standard">
      <style:paragraph-properties fo:margin-left="0in" fo:margin-right="0in" fo:margin-top="0in" fo:margin-bottom="0.0484in" style:contextual-spacing="false" fo:text-indent="0in" style:auto-text-indent="false">
        <style:tab-stops>
          <style:tab-stop style:position="0.1528in"/>
          <style:tab-stop style:position="0.5in"/>
        </style:tab-stops>
      </style:paragraph-properties>
      <style:text-properties fo:color="#000000" style:font-name="Helvetica" fo:font-size="14pt" style:font-size-asian="14pt"/>
    </style:style>
    <style:style style:name="T1" style:family="text">
      <style:text-properties fo:color="#000000" style:font-name="Tahoma" fo:font-size="14pt" style:font-size-asian="14pt"/>
    </style:style>
    <style:style style:name="T2" style:family="text">
      <style:text-properties fo:color="#000000" style:font-name="Tahoma" fo:font-size="14pt" officeooo:rsid="001915a8" style:font-size-asian="14pt"/>
    </style:style>
    <style:style style:name="T3" style:family="text">
      <style:text-properties fo:color="#000000" style:font-name="Times-Roman" fo:font-size="13pt" style:font-size-asian="13pt"/>
    </style:style>
    <style:style style:name="T4" style:family="text">
      <style:text-properties fo:color="#000000" style:font-name="Times-Roman" fo:font-size="13pt" fo:font-style="italic" style:font-size-asian="13pt" style:font-style-asian="italic"/>
    </style:style>
    <style:style style:name="T5" style:family="text">
      <style:text-properties fo:color="#000000" style:font-name="Times-Roman" fo:font-size="13pt" fo:font-style="normal" style:font-size-asian="13pt" style:font-style-asian="normal"/>
    </style:style>
    <style:style style:name="T6" style:family="text">
      <style:text-properties fo:color="#000000" style:font-name="CourierNewPSMT" fo:font-size="12pt" style:font-size-asian="12pt"/>
    </style:style>
    <style:style style:name="T7" style:family="text">
      <style:text-properties fo:color="#000000" style:font-name="CourierNewPSMT" fo:font-size="12pt" fo:font-weight="normal" style:font-size-asian="12pt" style:font-weight-asian="normal"/>
    </style:style>
    <style:style style:name="T8" style:family="text">
      <style:text-properties fo:color="#000000" style:font-name="Helvetica" fo:font-size="14pt" officeooo:rsid="001b2f5a" style:font-size-asian="14pt"/>
    </style:style>
    <style:style style:name="T9" style:family="text">
      <style:text-properties fo:color="#000000" style:font-name="Monaco" fo:font-size="12pt" style:font-size-asian="12pt"/>
    </style:style>
    <style:style style:name="T10" style:family="text">
      <style:text-properties fo:color="#0a5287" style:font-name="CourierNewPS-BoldMT" fo:font-size="12pt" fo:font-weight="bold" style:font-size-asian="12pt" style:font-weight-asian="bold"/>
    </style:style>
    <style:style style:name="T11" style:family="text">
      <style:text-properties fo:color="#b00004" style:font-name="CourierNewPSMT" fo:font-size="12pt" fo:font-weight="normal" style:font-size-asian="12pt" style:font-weight-asian="normal"/>
    </style:style>
    <style:style style:name="T12" style:family="text">
      <style:text-properties style:font-name="CourierNewPSMT" fo:font-size="12pt" fo:font-weight="normal" style:font-size-asian="12pt" style:font-weight-asian="normal"/>
    </style:style>
    <style:style style:name="T13" style:family="text">
      <style:text-properties fo:color="#1d00ff" style:font-name="Times-Roman" fo:font-size="13pt" fo:font-style="normal" style:font-size-asian="13pt" style:font-style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常用命令：</text:p>
      <text:p text:style-name="Standard"><text:span text:style-name="T2">1、</text:span><text:span text:style-name="T1">等待（Thread.sleep(time)）</text:span></text:p>
      <text:p text:style-name="P1">等待功能主要是上一行代码执行结束后，下一行代码操作开始执行之间的时间间隔，time参数为毫秒。</text:p>
      <text:p text:style-name="P1"><text:span text:style-name="T10">try</text:span><text:span text:style-name="T12">{</text:span></text:p>
      <text:list xml:id="list6760707907158398205" text:style-name="WWNum1">
        <text:list-header>
          <text:p text:style-name="P11"><text:span text:style-name="T7">Thread.sleep(</text:span><text:span text:style-name="T11">3000</text:span><text:span text:style-name="T7">);</text:span></text:p>
          <text:p text:style-name="P14"><text:span text:style-name="T7">}</text:span><text:span text:style-name="T10">catch</text:span><text:span text:style-name="T7">(InterruptedException e){</text:span></text:p>
          <text:p text:style-name="P12">e.printStackTrace();</text:p>
          <text:p text:style-name="P15">}</text:p>
        </text:list-header>
      </text:list>
      <text:p text:style-name="P1"/>
      <text:p text:style-name="Standard"><text:span text:style-name="T2">2、</text:span><text:span text:style-name="T1">.浏览器的常见操作</text:span></text:p>
      <text:p text:style-name="Standard"><text:span text:style-name="T2"><text:s text:c="4"/>2</text:span><text:span text:style-name="T1">.1前进和后退（forward()/back()）</text:span></text:p>
      <text:p text:style-name="P3"><text:s text:c="6"/>driver.navigate().forward();</text:p>
      <text:p text:style-name="Standard"><text:span text:style-name="T1"><text:s text:c="10"/></text:span><text:span text:style-name="T6">driver.navigate().back();</text:span></text:p>
      <text:p text:style-name="P1"><text:s text:c="9"/>前进和后退就是模拟浏览器的前进后退查看那历史。</text:p>
      <text:p text:style-name="Standard"><text:span text:style-name="T2"><text:s text:c="4"/>2</text:span><text:span text:style-name="T1">.2刷新（refresh()）</text:span></text:p>
      <text:p text:style-name="P4"><text:s text:c="5"/>driver.navigate().refresh();</text:p>
      <text:p text:style-name="P2"><text:s text:c="8"/>相当于浏览器按F5的操作。</text:p>
      <text:p text:style-name="Standard"><text:span text:style-name="T2"><text:s text:c="4"/>2</text:span><text:span text:style-name="T1">.3获取页面Title（getTitle()） </text:span></text:p>
      <text:p text:style-name="P3"><text:s text:c="5"/>driver.getTitle()</text:p>
      <text:p text:style-name="P2"><text:tab/>获取当前页面的title值。</text:p>
      <text:p text:style-name="Standard"><text:span text:style-name="T2"><text:s text:c="4"/>2</text:span><text:span text:style-name="T1">.4获取页面的URL（getCurrentUrl()）</text:span></text:p>
      <text:p text:style-name="P3"><text:s text:c="6"/>driver.getCurrentUrl()</text:p>
      <text:p text:style-name="P1"><text:s text:c="9"/>获取当前页面的URL值。</text:p>
      <text:p text:style-name="Standard"><text:span text:style-name="T2">3</text:span><text:span text:style-name="T1">.关闭浏览器</text:span></text:p>
      <text:p text:style-name="P1"><text:s text:c="3"/>关闭浏览器同样有两种方式：</text:p>
      <text:p text:style-name="Standard"><text:span text:style-name="T1"><text:s text:c="3"/>①.</text:span><text:span text:style-name="T3">driver.close(); 仅仅关闭当前的页面</text:span></text:p>
      <text:p text:style-name="Standard"><text:span text:style-name="T1"><text:s text:c="3"/>②.</text:span><text:span text:style-name="T3">driver.quit();关闭所有的窗口，结束测试</text:span></text:p>
      <text:p text:style-name="P6">元素的查找定位</text:p>
      <text:p text:style-name="P8">ById.id(id) 或者 By.id(id)</text:p>
      <text:p text:style-name="P13">ByName.name(name) <text:s/>或者By.name(name)</text:p>
      <text:p text:style-name="P13">ByClassName.className(className)) 或者By.className(className)</text:p>
      <text:p text:style-name="P13">ByLinkText.linkText(linkText) 或者 By.linkText(链接文本)</text:p>
      <text:p text:style-name="P16">ByPartialLinkText.partialLinkText(linkText)或者 By.partialLinkText(部分链接文本) </text:p>
      <text:p text:style-name="P13">ByCssSelector.cssSelector(selector)或者 By.cssSelector(Css路径)</text:p>
      <text:p text:style-name="P13">ByTagName.tagName(name) 或者 By.tagName(name)</text:p>
      <text:p text:style-name="P13">ByXpath.xpath(xpathExpression) 或者By.xpath(XPath路径)</text:p>
      <text:p text:style-name="P13">页面元素的操作：</text:p>
      <text:p text:style-name="P5"><text:span text:style-name="T8">1、</text:span><text:span text:style-name="T1">Click()为鼠标单击事件。</text:span></text:p>
      <text:p text:style-name="P5"><text:soft-page-break/><text:span text:style-name="T1">webdriver中得先去定位页面元素才能去操作页面元素，例如</text:span><text:span text:style-name="T3">driver.findElement(By.</text:span><text:span text:style-name="T4">id</text:span><text:span text:style-name="T5">(</text:span><text:span text:style-name="T13">"lb"</text:span><text:span text:style-name="T5">)).Click();</text:span></text:p>
      <text:p text:style-name="P13"/>
      <text:p text:style-name="P1">2.SendKeys(“字符串”)</text:p>
      <text:p text:style-name="P1"><text:tab/> SendKeys()为文本框写入文本。</text:p>
      <text:p text:style-name="P1">3.submit()</text:p>
      <text:p text:style-name="P1"><text:tab/>提交表单，提交的是定位元素所在的from表单，测试的时候习惯还是用点击的方式去提交表单，所有这个方法很少使用。</text:p>
      <text:p text:style-name="P6">4.clean()</text:p>
      <text:p text:style-name="Standard"><text:span text:style-name="T1"><text:tab/></text:span><text:span text:style-name="T3">clean()方法为清除文本框数据。</text:span></text:p>
      <text:p text:style-name="P7">5.下拉文本框选取有三种方法：</text:p>
      <text:p text:style-name="Standard"><text:span text:style-name="T1"><text:tab/>1）</text:span><text:span text:style-name="T9">selectByIndex() 根据索引来选取，从0开始</text:span></text:p>
      <text:p text:style-name="Standard"><text:span text:style-name="T1"><text:tab/>2）</text:span><text:span text:style-name="T9">selectByValue() 根据属性value的属性值来选取</text:span></text:p>
      <text:p text:style-name="Standard"><text:span text:style-name="T1"><text:tab/>3）</text:span><text:span text:style-name="T9">selectByVisibleText()根据标签之间的Text值，也就是页面显示的值</text:span></text:p>
      <text:p text:style-name="P6">6.getText()</text:p>
      <text:p text:style-name="P1"><text:tab/>getText()用于获取某个元素的文本值。</text:p>
      <text:p text:style-name="P6">7.getAttribute()</text:p>
      <text:p text:style-name="P6"><text:tab/>getAttribute()获取某个元素的某一个属性值：</text:p>
      <text:p text:style-name="P1"/>
      <text:p text:style-name="P10"/>
      <text:p text:style-name="P6"/>
      <text:p text:style-name="P1"/>
      <text:p text:style-name="P1"/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NewPS-BoldMT" svg:font-family="CourierNewPS-BoldMT" style:font-family-generic="roman"/>
    <style:font-face style:name="CourierNewPSMT" svg:font-family="CourierNewPSMT" style:font-family-generic="roman"/>
    <style:font-face style:name="Helvetica" svg:font-family="Helvetica" style:font-family-generic="roman"/>
    <style:font-face style:name="Monaco" svg:font-family="Monaco" style:font-family-generic="roman"/>
    <style:font-face style:name="Tahoma" svg:font-family="Tahoma" style:font-family-generic="roman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21:06:21.136202000</meta:creation-date>
    <dc:date>2014-07-27T15:58:01.544917000</dc:date>
    <meta:editing-duration>P0D</meta:editing-duration>
    <meta:editing-cycles>3</meta:editing-cycles>
    <meta:generator>LibreOffice/4.1.4.2$MacOSX_x86 LibreOffice_project/0a0440ccc0227ad9829de5f46be37cfb6edcf72</meta:generator>
    <meta:document-statistic meta:table-count="0" meta:image-count="0" meta:object-count="0" meta:page-count="2" meta:paragraph-count="52" meta:word-count="489" meta:character-count="1431" meta:non-whitespace-character-count="1320"/>
  </office:meta>
</office:document-meta>
</file>